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text-properties officeooo:rsid="00170b48" officeooo:paragraph-rsid="00170b48"/>
    </style:style>
    <style:style style:name="P4" style:family="paragraph" style:parent-style-name="List_20_Paragraph" style:list-style-name="WWNum1">
      <style:text-properties fo:color="#00000a" style:font-name="Calibri" fo:font-size="11pt" fo:language="en" fo:country="US" officeooo:rsid="00170b48" officeooo:paragraph-rsid="00170b48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00000a" style:font-name="Calibri" fo:font-size="11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fo:color="#00000a" style:font-name="Calibri" fo:font-size="11pt" fo:language="en" fo:country="US" officeooo:rsid="00137f73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fo:color="#00000a" style:font-name="Calibri" fo:font-size="11pt" fo:language="en" fo:country="US" officeooo:rsid="00170b48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137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Shield Standup Report</text:p>
      <text:p text:style-name="Standard">General Report</text:p>
      <text:list xml:id="list2727255320" text:style-name="WWNum2">
        <text:list-item>
          <text:p text:style-name="P2">Eric <text:span text:style-name="T3">finished some python pytest.fixture over the weekend.</text:span></text:p>
        </text:list-item>
        <text:list-item>
          <text:p text:style-name="P3"><text:span text:style-name="T3">D</text:span><text:span text:style-name="T1">avid is still working on the project.</text:span></text:p>
        </text:list-item>
      </text:list>
      <text:p text:style-name="Standard">Blockers</text:p>
      <text:list xml:id="list323673522" text:style-name="WWNum1">
        <text:list-item>
          <text:p text:style-name="P4">Non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loext:contextual-spacing="fals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5T17:17:00</meta:creation-date>
    <meta:initial-creator>Eric Suminski</meta:initial-creator>
    <dc:language>en-US</dc:language>
    <dc:date>2022-01-24T10:23:17.729000000</dc:date>
    <meta:editing-cycles>15</meta:editing-cycles>
    <meta:editing-duration>PT1H3M5S</meta:editing-duration>
    <meta:generator>LibreOffice/6.4.4.2$Windows_X86_64 LibreOffice_project/3d775be2011f3886db32dfd395a6a6d1ca2630ff</meta:generator>
    <meta:document-statistic meta:table-count="0" meta:image-count="0" meta:object-count="0" meta:page-count="1" meta:paragraph-count="6" meta:word-count="26" meta:character-count="151" meta:non-whitespace-character-count="134"/>
    <meta:template xlink:type="simple" xlink:actuate="onRequest" xlink:title="Normal" xlink:href=""/>
  </office:meta>
</office:document-meta>
</file>